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officeooo:paragraph-rsid="00323ccc"/>
    </style:style>
    <style:style style:name="P19" style:family="paragraph" style:parent-style-name="Standard">
      <style:text-properties officeooo:rsid="002d1cf5" officeooo:paragraph-rsid="002d1cf5"/>
    </style:style>
    <style:style style:name="P20" style:family="paragraph" style:parent-style-name="Standard">
      <style:text-properties officeooo:paragraph-rsid="00271ac5"/>
    </style:style>
    <style:style style:name="P21" style:family="paragraph" style:parent-style-name="Standard">
      <style:text-properties officeooo:paragraph-rsid="00329e84"/>
    </style:style>
    <style:style style:name="P22" style:family="paragraph" style:parent-style-name="Standard">
      <style:text-properties officeooo:rsid="00355cc8" officeooo:paragraph-rsid="00355cc8"/>
    </style:style>
    <style:style style:name="P23" style:family="paragraph" style:parent-style-name="Standard">
      <style:text-properties officeooo:rsid="003655f8" officeooo:paragraph-rsid="003655f8"/>
    </style:style>
    <style:style style:name="P24" style:family="paragraph" style:parent-style-name="Standard">
      <style:text-properties officeooo:paragraph-rsid="00387fb4"/>
    </style:style>
    <style:style style:name="P25" style:family="paragraph" style:parent-style-name="Standard">
      <style:text-properties officeooo:paragraph-rsid="002a279a"/>
    </style:style>
    <style:style style:name="P26" style:family="paragraph" style:parent-style-name="Standard">
      <style:text-properties officeooo:rsid="001ddb3d" officeooo:paragraph-rsid="001ddb3d"/>
    </style:style>
    <style:style style:name="P27" style:family="paragraph" style:parent-style-name="Standard">
      <style:text-properties officeooo:rsid="00323ccc" officeooo:paragraph-rsid="00323ccc"/>
    </style:style>
    <style:style style:name="P28" style:family="paragraph" style:parent-style-name="Standard">
      <style:text-properties officeooo:rsid="003e9f6b" officeooo:paragraph-rsid="003e9f6b"/>
    </style:style>
    <style:style style:name="P29" style:family="paragraph" style:parent-style-name="Standard">
      <style:text-properties officeooo:rsid="003e9f6b" officeooo:paragraph-rsid="0046371b"/>
    </style:style>
    <style:style style:name="P30" style:family="paragraph" style:parent-style-name="Standard">
      <style:text-properties officeooo:paragraph-rsid="0046371b"/>
    </style:style>
    <style:style style:name="P31" style:family="paragraph" style:parent-style-name="Standard">
      <style:text-properties officeooo:rsid="00473f72" officeooo:paragraph-rsid="00473f72"/>
    </style:style>
    <style:style style:name="P32" style:family="paragraph" style:parent-style-name="Standard">
      <style:text-properties officeooo:rsid="00485bf0" officeooo:paragraph-rsid="00485bf0"/>
    </style:style>
    <style:style style:name="P33" style:family="paragraph" style:parent-style-name="Standard">
      <style:text-properties officeooo:rsid="004b2e1e" officeooo:paragraph-rsid="004b2e1e"/>
    </style:style>
    <style:style style:name="P34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35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P36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37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paragraph-rsid="003ab545"/>
    </style:style>
    <style:style style:name="P39" style:family="paragraph" style:parent-style-name="Standard">
      <style:text-properties officeooo:rsid="0052f409" officeooo:paragraph-rsid="0052f409"/>
    </style:style>
    <style:style style:name="P40" style:family="paragraph" style:parent-style-name="Standard">
      <style:text-properties officeooo:rsid="0052f409" officeooo:paragraph-rsid="005437b1"/>
    </style:style>
    <style:style style:name="P41" style:family="paragraph" style:parent-style-name="Standard">
      <style:text-properties officeooo:rsid="0054c570" officeooo:paragraph-rsid="0054c570"/>
    </style:style>
    <style:style style:name="P42" style:family="paragraph" style:parent-style-name="Standard">
      <style:text-properties officeooo:rsid="0055b779" officeooo:paragraph-rsid="0055b779"/>
    </style:style>
    <style:style style:name="P43" style:family="paragraph" style:parent-style-name="Standard">
      <style:text-properties officeooo:rsid="00563a67" officeooo:paragraph-rsid="00563a67"/>
    </style:style>
    <style:style style:name="P44" style:family="paragraph" style:parent-style-name="Standard">
      <style:text-properties officeooo:rsid="00582b6d" officeooo:paragraph-rsid="00582b6d"/>
    </style:style>
    <style:style style:name="P45" style:family="paragraph" style:parent-style-name="Standard">
      <style:text-properties officeooo:rsid="0059ebcf" officeooo:paragraph-rsid="0059ebcf"/>
    </style:style>
    <style:style style:name="P46" style:family="paragraph" style:parent-style-name="Standard">
      <style:text-properties officeooo:rsid="005c6e34" officeooo:paragraph-rsid="005c6e34"/>
    </style:style>
    <style:style style:name="P47" style:family="paragraph" style:parent-style-name="Standard">
      <style:text-properties fo:font-weight="normal" officeooo:rsid="005cd8c1" officeooo:paragraph-rsid="005cd8c1" style:font-weight-asian="normal" style:font-weight-complex="normal"/>
    </style:style>
    <style:style style:name="P48" style:family="paragraph" style:parent-style-name="Standard">
      <style:text-properties officeooo:rsid="005ecd9a" officeooo:paragraph-rsid="005ecd9a"/>
    </style:style>
    <style:style style:name="P49" style:family="paragraph" style:parent-style-name="Standard">
      <style:text-properties officeooo:rsid="00601c0a" officeooo:paragraph-rsid="00614870"/>
    </style:style>
    <style:style style:name="P50" style:family="paragraph" style:parent-style-name="Standard">
      <style:text-properties officeooo:rsid="00614870" officeooo:paragraph-rsid="00614870"/>
    </style:style>
    <style:style style:name="P51" style:family="paragraph" style:parent-style-name="Standard">
      <style:text-properties officeooo:rsid="00614870" officeooo:paragraph-rsid="0061c37e"/>
    </style:style>
    <style:style style:name="P52" style:family="paragraph" style:parent-style-name="Standard">
      <style:text-properties officeooo:rsid="006584e6" officeooo:paragraph-rsid="006584e6"/>
    </style:style>
    <style:style style:name="P53" style:family="paragraph" style:parent-style-name="Standard">
      <style:text-properties officeooo:rsid="00695e5d" officeooo:paragraph-rsid="00695e5d"/>
    </style:style>
    <style:style style:name="P54" style:family="paragraph" style:parent-style-name="Standard">
      <style:text-properties officeooo:rsid="006bd7b6" officeooo:paragraph-rsid="006bd7b6"/>
    </style:style>
    <style:style style:name="P55" style:family="paragraph" style:parent-style-name="Standard">
      <style:text-properties officeooo:rsid="006f470f" officeooo:paragraph-rsid="006f470f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62" style:family="paragraph" style:parent-style-name="Standard">
      <style:text-properties officeooo:rsid="00601c0a" officeooo:paragraph-rsid="00614870"/>
    </style:style>
    <style:style style:name="P63" style:family="paragraph" style:parent-style-name="Standard">
      <style:text-properties officeooo:rsid="00701422" officeooo:paragraph-rsid="00701422"/>
    </style:style>
    <style:style style:name="P64" style:family="paragraph" style:parent-style-name="Standard">
      <style:text-properties officeooo:rsid="00695e5d" officeooo:paragraph-rsid="00695e5d"/>
    </style:style>
    <style:style style:name="P65" style:family="paragraph" style:parent-style-name="Standard">
      <style:text-properties officeooo:rsid="00713dbd" officeooo:paragraph-rsid="00713dbd"/>
    </style:style>
    <style:style style:name="P66" style:family="paragraph" style:parent-style-name="Standard">
      <style:text-properties fo:font-weight="normal" officeooo:rsid="006749cf" officeooo:paragraph-rsid="0067ca1a" style:font-weight-asian="normal" style:font-weight-complex="normal"/>
    </style:style>
    <style:style style:name="P67" style:family="paragraph" style:parent-style-name="Standard">
      <style:text-properties fo:font-weight="normal" officeooo:rsid="00715618" officeooo:paragraph-rsid="00715618" style:font-weight-asian="normal" style:font-weight-complex="normal"/>
    </style:style>
    <style:style style:name="P68" style:family="paragraph" style:parent-style-name="Standard">
      <style:text-properties officeooo:rsid="005ecd9a" officeooo:paragraph-rsid="005ecd9a"/>
    </style:style>
    <style:style style:name="P69" style:family="paragraph" style:parent-style-name="Standard">
      <style:text-properties officeooo:rsid="005ecd9a" officeooo:paragraph-rsid="005c6e34"/>
    </style:style>
    <style:style style:name="P70" style:family="paragraph" style:parent-style-name="Standard">
      <style:text-properties officeooo:rsid="005ecd9a" officeooo:paragraph-rsid="00728abc"/>
    </style:style>
    <style:style style:name="P71" style:family="paragraph" style:parent-style-name="Standard">
      <style:text-properties officeooo:rsid="00728abc" officeooo:paragraph-rsid="00728abc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officeooo:rsid="004ae3d8"/>
    </style:style>
    <style:style style:name="T55" style:family="text">
      <style:text-properties officeooo:rsid="004d43b2"/>
    </style:style>
    <style:style style:name="T56" style:family="text">
      <style:text-properties officeooo:rsid="005437b1"/>
    </style:style>
    <style:style style:name="T57" style:family="text">
      <style:text-properties officeooo:rsid="00582b6d"/>
    </style:style>
    <style:style style:name="T58" style:family="text">
      <style:text-properties officeooo:rsid="0059ebcf"/>
    </style:style>
    <style:style style:name="T59" style:family="text">
      <style:text-properties officeooo:rsid="0059f045"/>
    </style:style>
    <style:style style:name="T60" style:family="text">
      <style:text-properties officeooo:rsid="00602fdc"/>
    </style:style>
    <style:style style:name="T61" style:family="text">
      <style:text-properties officeooo:rsid="00169ed5"/>
    </style:style>
    <style:style style:name="T62" style:family="text">
      <style:text-properties officeooo:rsid="0061c37e"/>
    </style:style>
    <style:style style:name="T63" style:family="text">
      <style:text-properties officeooo:rsid="0064148e"/>
    </style:style>
    <style:style style:name="T64" style:family="text">
      <style:text-properties officeooo:rsid="0067ca1a"/>
    </style:style>
    <style:style style:name="T65" style:family="text">
      <style:text-properties officeooo:rsid="0069d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57">- Los directorios vacíos no los sigue<text:span text:style-name="T55">, con .gitkeep si, hace que siga cualquier carpeta</text:span></text:p>
      <text:p text:style-name="P60">- .gitignore sirve para indicar que tipos de archivos debe ignorar Git</text:p>
      <text:p text:style-name="P58">- Puedes crear un archivo .gitkeep para forzar un seguimiento</text:p>
      <text:p text:style-name="P59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57"/>
      <text:p text:style-name="P61"/>
      <text:p text:style-name="P56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8"><text:span text:style-name="T35">git config –global init.defaultBranch</text:span><text:span text:style-name="T33"> nombre</text:span></text:p>
      <text:p text:style-name="P23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8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9">git add *.extensión = añade al stage todos los archivos con esa extensión<text:span text:style-name="T42"> que estén en el directorio <text:tab/><text:tab/><text:tab/>que estás</text:span></text:p>
      <text:p text:style-name="P27">git add directorio/*.extensión = añadir por extensión navegando</text:p>
      <text:p text:style-name="P22">git add directorio/ = añade todo lo que hay dentro del directorio</text:p>
      <text:p text:style-name="P26"><text:span text:style-name="T32">git reset nombre</text:span> = quita el archivo del stage</text:p>
      <text:p text:style-name="P28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8"/>
      <text:p text:style-name="P29">git reset -<text:span text:style-name="T49">-soft hash = vuelve al commit indicado dejando los cambios en stage</text:span></text:p>
      <text:p text:style-name="P30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0"><text:span text:style-name="T50">git reset --</text:span><text:span text:style-name="T49">hard <text:s/>hash = vuelve al commit indicado deshaciendo los cambios</text:span></text:p>
      <text:p text:style-name="P31">git reflog = muestra todos los commits y resets hechos</text:p>
      <text:p text:style-name="P32">git mv nombreArchivo<text:span text:style-name="T54"> path/nuevoNombre</text:span>(si está en la misma carpeta renombra) =<text:span text:style-name="T53"> mueve un </text:span><text:span text:style-name="T54"><text:tab/><text:tab/><text:tab/><text:tab/><text:tab/><text:tab/><text:tab/><text:tab/><text:tab/><text:tab/><text:tab/><text:tab/> <text:s text:c="4"/></text:span><text:span text:style-name="T53">archivo</text:span></text:p>
      <text:p text:style-name="P33">git rm nombreArchivo = elimina el archivo</text:p>
      <text:p text:style-name="P15">git commit -m "<text:span text:style-name="T47">mensaje</text:span> del commit"</text:p>
      <text:p text:style-name="P25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34"><text:span text:style-name="T29">git checkout -- .</text:span><text:span text:style-name="T31"> </text:span><text:span text:style-name="T23">= vuelve el repositorio al último commit</text:span></text:p>
      <text:p text:style-name="P35"><text:span text:style-name="T23">g</text:span><text:span text:style-name="T22">it checkout -b nombreRama = crea y cambia a la rama indicada</text:span></text:p>
      <text:p text:style-name="P36"><text:span text:style-name="T23">g</text:span><text:span text:style-name="T22">it checkout nombreRama = cambia de rama en la que estás trabajando</text:span></text:p>
      <text:p text:style-name="P47">git checkout -- nombreArchivo = devuelve el archivo indicado al estado del último commit</text:p>
      <text:p text:style-name="P47">git checkout nombreRama ruta/del.archivo = actualiza un archivo al de la rama indicada</text:p>
      <text:p text:style-name="P66">git checkout &lt;hash&gt; nombreArchivo = actualiza/retrocede el archivo<text:span text:style-name="T64"> </text:span>al commit indicado</text:p>
      <text:p text:style-name="P67">git checkout tag = devuelve el repo al estado del tag indicado</text:p>
      <text:p text:style-name="P17">git branch <text:span text:style-name="T22">= </text:span><text:span text:style-name="T40">muestra la rama en la que estás</text:span></text:p>
      <text:p text:style-name="P37">git branch nombreRama = crea una nueva rama</text:p>
      <text:p text:style-name="P20"><text:span text:style-name="T32">git branch -m nombreViejo nombreNuevo</text:span> = cambia el nombre de la rama</text:p>
      <text:p text:style-name="P21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4"><text:span text:style-name="T44">git diff = muestra las diferencias de cambios en los archivos </text:span><text:span text:style-name="T45">fuera del stage</text:span></text:p>
      <text:p text:style-name="P38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39">git tag hash = crea un tag en el commit indicado</text:p>
      <text:p text:style-name="P40">git tag <text:span text:style-name="T56">-a(annotated) </text:span>hash<text:span text:style-name="T56">(sin hash, el último) -m</text:span> = crea un tag en el commit indicado</text:p>
      <text:p text:style-name="P41">git show &lt;tag&gt; = muestra el commit del tag indicado</text:p>
      <text:p text:style-name="P41">git tag = lista los tags</text:p>
      <text:p text:style-name="P42">git stash = almacena todos los cambios realizados desde el último commit</text:p>
      <text:p text:style-name="P43">git stash list <text:span text:style-name="T58">--stat(muestra más stats)</text:span>= lista los stash</text:p>
      <text:p text:style-name="P43">git stash pop = trae los cambios del stash<text:span text:style-name="T57">, con merge <text:s/>y futuro commit incluido</text:span></text:p>
      <text:p text:style-name="P44">git stash clear = limpia <text:span text:style-name="T59">TODOS </text:span>los stash</text:p>
      <text:p text:style-name="P44">git stash apply stash@{n} = aplica el stash indicado</text:p>
      <text:p text:style-name="P45">git stash drop stash@{n} (último si no se indica) = elimina el stash indicado</text:p>
      <text:p text:style-name="P45">git stash show stash{n} = muestra cambios del stash</text:p>
      <text:p text:style-name="P45">git stash save "mensaje"= guarda el stash con un mensaje</text:p>
      <text:p text:style-name="P46">git rebase -i HEAD~n = abre el rebase interactivo de tantos comits como n</text:p>
      <text:p text:style-name="P46"><text:tab/>s squash une el commit con el anterior</text:p>
      <text:p text:style-name="P46"/>
      <text:p text:style-name="P69"/>
      <text:p text:style-name="P48">git push </text:p>
      <text:p text:style-name="P48">git push add remote origin url</text:p>
      <text:p text:style-name="P71">git push :nombreRama = pushea la rama indicada</text:p>
      <text:p text:style-name="P70">git push --tags = pushea los tags</text:p>
      <text:p text:style-name="P70">git push -u origin main</text:p>
      <text:p text:style-name="P48"/>
      <text:p text:style-name="P49">git pull<text:span text:style-name="T60"> </text:span></text:p>
      <text:p text:style-name="P63">git pull --all = trae ramas incluidas</text:p>
      <text:p text:style-name="P50">git config pull.<text:span text:style-name="T62">rebase false</text:span><text:span text:style-name="T63"> = pullea con un merge</text:span></text:p>
      <text:p text:style-name="P51">git config pull.<text:span text:style-name="T62">rebase true</text:span><text:span text:style-name="T63"> = pullea con un rebase</text:span></text:p>
      <text:p text:style-name="P51">git config pull.<text:span text:style-name="T62">ff only</text:span><text:span text:style-name="T63"> = pullea solo si se puede con fast-forward</text:span></text:p>
      <text:p text:style-name="P52">git fetch = pullea sin cambiar ni hacer merge, lo baja como un escaparate para luego decidir si <text:tab/><text:tab/><text:tab/>merge o no</text:p>
      <text:p text:style-name="P52"><text:soft-page-break/>git clone (url de repo de github) = te hace una clonación en local de un repositorio</text:p>
      <text:p text:style-name="P55">git remote add origin url </text:p>
      <text:p text:style-name="P53">git remote add upstream<text:span text:style-name="T65"> (convención para repo del que solo obtienes info)</text:span> &lt;<text:span text:style-name="T65">url </text:span>repo original&gt;</text:p>
      <text:p text:style-name="P65">git remote prune origin = revisa las ramas que no existen en remoto y si en local, revisa referencias</text:p>
      <text:p text:style-name="P54">git pull upstream</text:p>
      <text:p text:style-name="P53">git fetch upstream</text:p>
      <text:p text:style-name="P49"/>
      <text:p text:style-name="P49"><text:span text:style-name="T61"><text:tab/><text:tab/><text:tab/><text:tab/><text:tab/></text:span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13:33:16.696000000</dc:date>
    <meta:editing-duration>PT13H7S</meta:editing-duration>
    <meta:editing-cycles>52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87" meta:word-count="847" meta:character-count="4821" meta:non-whitespace-character-count="4012"/>
  </office:meta>
</office:document-meta>
</file>